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1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main</text:span><text:span text:style-name="T1">&gt;</text:span></text:p>
      <text:p text:style-name="P1"><text:span text:style-name="T1">&lt;</text:span><text:span text:style-name="T2">h1</text:span><text:span text:style-name="T1">&gt;</text:span>Wer ich bin<text:span text:style-name="T1">&lt;/</text:span><text:span text:style-name="T2">h1</text:span><text:span text:style-name="T1">&gt;</text:span></text:p>
      <text:p text:style-name="P2">&lt;!-- Lebenslauf Sektion --&gt;</text:p>
      <text:p text:style-name="P1"><text:span text:style-name="T1">&lt;</text:span><text:span text:style-name="T2">section</text:span> <text:span text:style-name="T3">class</text:span>=<text:span text:style-name="T4">"lebenslauf"</text:span><text:span text:style-name="T1">&gt;</text:span></text:p>
      <text:p text:style-name="P1"><text:span text:style-name="T1">&lt;</text:span><text:span text:style-name="T2">div</text:span> <text:span text:style-name="T3">style</text:span>=<text:span text:style-name="T4">"height: 190vw"</text:span><text:span text:style-name="T1">&gt;&lt;/</text:span><text:span text:style-name="T2">div</text:span><text:span text:style-name="T1">&gt;</text:span></text:p>
      <text:p text:style-name="P4"/>
      <text:p text:style-name="P2">&lt;!-- Ers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h3</text:span><text:span text:style-name="T1">&gt;</text:span>About me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-selbstportrait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eule.png"</text:span></text:p>
      <text:p text:style-name="P1"><text:span text:style-name="T3">alt</text:span>=<text:span text:style-name="T4">"Selbstporträt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Zwei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colorful-3256055_128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1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2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Drit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flower-4070280_128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3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4<text:span text:style-name="T1">&lt;/</text:span><text:span text:style-name="T2">h4</text:span><text:span text:style-name="T1">&gt;</text:span></text:p>
      <text:p text:style-name="P1"><text:soft-page-break/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Vierte Sektion --&gt;</text:p>
      <text:p text:style-name="P1"><text:span text:style-name="T1">&lt;</text:span><text:span text:style-name="T2">div</text:span> <text:span text:style-name="T3">class</text:span>=<text:span text:style-name="T4">"container half-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magical-6046020_128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5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6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Fünf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apple-1172060_192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7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8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Sechs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steel-wool-458840_128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9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10<text:span text:style-name="T1">&lt;/</text:span><text:span text:style-name="T2">h4</text:span><text:span text:style-name="T1">&gt;</text:span></text:p>
      <text:p text:style-name="P1"><text:soft-page-break/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Siebte Sektion --&gt;</text:p>
      <text:p text:style-name="P1"><text:span text:style-name="T1">&lt;</text:span><text:span text:style-name="T2">div</text:span> <text:span text:style-name="T3">class</text:span>=<text:span text:style-name="T4">"container fade-in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resentation"</text:span><text:span text:style-name="T1">&gt;</text:span></text:p>
      <text:p text:style-name="P1"><text:span text:style-name="T1">&lt;</text:span><text:span text:style-name="T2">img</text:span></text:p>
      <text:p text:style-name="P1"><text:span text:style-name="T3">src</text:span>=<text:span text:style-name="T4">"./assets/kunst/picture-728739_1280.jpg"</text:span></text:p>
      <text:p text:style-name="P1"><text:span text:style-name="T3">alt</text:span>=<text:span text:style-name="T4">"Bild"</text:span></text:p>
      <text:p text:style-name="P1"><text:span text:style-name="T3">class</text:span>=<text:span text:style-name="T4">"fade-in"</text:span></text:p>
      <text:p text:style-name="P3">/&gt;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 fade-in"</text:span><text:span text:style-name="T1">&gt;</text:span></text:p>
      <text:p text:style-name="P1"><text:span text:style-name="T1">&lt;</text:span><text:span text:style-name="T2">h4</text:span><text:span text:style-name="T1">&gt;</text:span>Teil 9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</text:span><text:span text:style-name="T2">h4</text:span><text:span text:style-name="T1">&gt;</text:span>Teil 10<text:span text:style-name="T1">&lt;/</text:span><text:span text:style-name="T2">h4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.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style</text:span>=<text:span text:style-name="T4">"height: 80vw"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1"><text:span text:style-name="T1">&lt;/</text:span><text:span text:style-name="T2">main</text:span><text:span text:style-name="T1">&gt;</text:span></text:p>
      <text:p text:style-name="P4"/>
      <text:p text:style-name="P2">&lt;!-- JavaScript für den Fade-In-Effekt bei Scrollen --&gt;</text:p>
      <text:p text:style-name="P1"><text:span text:style-name="T1">&lt;</text:span><text:span text:style-name="T2">script</text:span><text:span text:style-name="T1">&gt;</text:span></text:p>
      <text:p text:style-name="P1"><text:span text:style-name="T3">document</text:span>.<text:span text:style-name="T5">addEventListener</text:span>(<text:span text:style-name="T4">"DOMContentLoaded"</text:span>, <text:span text:style-name="T2">function</text:span> () {</text:p>
      <text:p text:style-name="P1"><text:span text:style-name="T2">const</text:span> <text:span text:style-name="T6">elements</text:span> = <text:span text:style-name="T3">document</text:span>.<text:span text:style-name="T5">querySelectorAll</text:span>(<text:span text:style-name="T4">".fade-in"</text:span>);</text:p>
      <text:p text:style-name="P4"/>
      <text:p text:style-name="P1"><text:span text:style-name="T2">function</text:span> <text:span text:style-name="T5">handleScroll</text:span>() {</text:p>
      <text:p text:style-name="P1"><text:span text:style-name="T6">elements</text:span>.<text:span text:style-name="T5">forEach</text:span>((<text:span text:style-name="T3">element</text:span>) <text:span text:style-name="T2">=&gt;</text:span> {</text:p>
      <text:p text:style-name="P1"><text:span text:style-name="T2">const</text:span> <text:span text:style-name="T6">rect</text:span> = <text:span text:style-name="T3">element</text:span>.<text:span text:style-name="T5">getBoundingClientRect</text:span>();</text:p>
      <text:p text:style-name="P1"><text:span text:style-name="T2">const</text:span> <text:span text:style-name="T6">isVisible</text:span> =</text:p>
      <text:p text:style-name="P1"><text:span text:style-name="T6">rect</text:span>.<text:span text:style-name="T3">top</text:span> &lt; <text:span text:style-name="T3">window</text:span>.<text:span text:style-name="T3">innerHeight</text:span> - <text:span text:style-name="T3">window</text:span>.<text:span text:style-name="T3">innerHeight</text:span> * <text:span text:style-name="T7">0.25</text:span>;</text:p>
      <text:p text:style-name="P4"/>
      <text:p text:style-name="P1"><text:span text:style-name="T8">if</text:span> (<text:span text:style-name="T6">isVisible</text:span> &amp;&amp; !<text:span text:style-name="T3">element</text:span>.<text:span text:style-name="T3">classList</text:span>.<text:span text:style-name="T5">contains</text:span>(<text:span text:style-name="T4">"visible"</text:span>)) {</text:p>
      <text:p text:style-name="P1"><text:span text:style-name="T3">console</text:span>.<text:span text:style-name="T5">log</text:span>(<text:span text:style-name="T4">"Element sichtbar:"</text:span>, <text:span text:style-name="T3">element</text:span>); <text:span text:style-name="T9">// Ausgabe zur Überprüfung</text:span></text:p>
      <text:p text:style-name="P1"><text:span text:style-name="T3">element</text:span>.<text:span text:style-name="T3">classList</text:span>.<text:span text:style-name="T5">add</text:span>(<text:span text:style-name="T4">"visible"</text:span>);</text:p>
      <text:p text:style-name="P1">}</text:p>
      <text:p text:style-name="P1">});</text:p>
      <text:p text:style-name="P1">}</text:p>
      <text:p text:style-name="P4"/>
      <text:p text:style-name="P2">// Initial check</text:p>
      <text:p text:style-name="P1"><text:span text:style-name="T5">handleScroll</text:span>();</text:p>
      <text:p text:style-name="P4"/>
      <text:p text:style-name="P2">// Scroll event listener</text:p>
      <text:p text:style-name="P1"><text:span text:style-name="T3">window</text:span>.<text:span text:style-name="T5">addEventListener</text:span>(<text:span text:style-name="T4">"scroll"</text:span>, <text:span text:style-name="T5">handleScroll</text:span>);</text:p>
      <text:p text:style-name="P1">});</text:p>
      <text:p text:style-name="P1"><text:span text:style-name="T1">&lt;/</text:span><text:span text:style-name="T2">script</text:span><text:span text:style-name="T1">&gt;</text:span></text:p>
      <text:p text:style-name="Standard"><text:s/><text:span text:style-name="T10">/* Grundlegende Einstellungen */</text:span></text:p>
      <text:p text:style-name="P1"><text:span text:style-name="T2">*</text:span> {</text:p>
      <text:p text:style-name="P1"><text:soft-page-break/><text:span text:style-name="T3">margin</text:span>: <text:span text:style-name="T7">0</text:span>;</text:p>
      <text:p text:style-name="P1"><text:span text:style-name="T3">padding</text:span>: <text:span text:style-name="T7">0</text:span>;</text:p>
      <text:p text:style-name="P1"><text:span text:style-name="T3">box-sizing</text:span>: <text:span text:style-name="T4">border-box</text:span>;</text:p>
      <text:p text:style-name="P1">}</text:p>
      <text:p text:style-name="P4"/>
      <text:p text:style-name="P1"><text:span text:style-name="T11">body</text:span> {</text:p>
      <text:p text:style-name="P1"><text:span text:style-name="T3">height</text:span>: <text:span text:style-name="T7">100vh</text:span>;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center</text:span>;</text:p>
      <text:p text:style-name="P1"><text:span text:style-name="T3">align-items</text:span>: <text:span text:style-name="T4">center</text:span>;</text:p>
      <text:p text:style-name="P1"><text:span text:style-name="T3">font-family</text:span>: <text:span text:style-name="T4">system-ui</text:span>, -apple-system, BlinkMacSystemFont, <text:span text:style-name="T4">"Segoe UI"</text:span>, Roboto, Oxygen, Ubuntu, Cantarell, <text:span text:style-name="T4">"Open Sans"</text:span>, <text:span text:style-name="T4">"Helvetica Neue"</text:span>, <text:span text:style-name="T4">sans-serif</text:span>;</text:p>
      <text:p text:style-name="P1"><text:span text:style-name="T3">color</text:span>: <text:span text:style-name="T4">white</text:span>;</text:p>
      <text:p text:style-name="P1"><text:span text:style-name="T3">position</text:span>: <text:span text:style-name="T4">relative</text:span>;</text:p>
      <text:p text:style-name="P1"><text:span text:style-name="T3">background-image</text:span>: <text:span text:style-name="T5">url</text:span>(<text:span text:style-name="T4">"assets/blue_1920.jpg"</text:span>);</text:p>
      <text:p text:style-name="P1"><text:span text:style-name="T3">background-attachment</text:span>: <text:span text:style-name="T4">fixed</text:span>;</text:p>
      <text:p text:style-name="P1"><text:span text:style-name="T3">background-position</text:span>: <text:span text:style-name="T4">center</text:span>;</text:p>
      <text:p text:style-name="P1"><text:span text:style-name="T3">background-size</text:span>: <text:span text:style-name="T4">cover</text:span>;</text:p>
      <text:p text:style-name="P1"><text:span text:style-name="T3">background-repeat</text:span>: <text:span text:style-name="T4">no-repeat</text:span>;</text:p>
      <text:p text:style-name="P1">}</text:p>
      <text:p text:style-name="P4"/>
      <text:p text:style-name="P2">/* Navigation (Nav-Buttons) */</text:p>
      <text:p text:style-name="P1"><text:span text:style-name="T11">.corner-button</text:span> {</text:p>
      <text:p text:style-name="P1"><text:span text:style-name="T3">position</text:span>: <text:span text:style-name="T4">absolute</text:span>;</text:p>
      <text:p text:style-name="P1"><text:span text:style-name="T3">width</text:span>: <text:span text:style-name="T7">11vh</text:span>;</text:p>
      <text:p text:style-name="P1"><text:span text:style-name="T3">height</text:span>: <text:span text:style-name="T7">11vh</text:span>;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center</text:span>;</text:p>
      <text:p text:style-name="P1"><text:span text:style-name="T3">align-items</text:span>: <text:span text:style-name="T4">center</text:span>;</text:p>
      <text:p text:style-name="P1"><text:span text:style-name="T3">box-shadow</text:span>: <text:span text:style-name="T7">1px</text:span> <text:span text:style-name="T7">3px</text:span> <text:span text:style-name="T7">15px</text:span> <text:span text:style-name="T7">-3px</text:span> <text:span text:style-name="T5">rgba</text:span>(<text:span text:style-name="T7">0</text:span>, <text:span text:style-name="T7">0</text:span>, <text:span text:style-name="T7">0</text:span>, <text:span text:style-name="T7">0.5</text:span>);</text:p>
      <text:p text:style-name="P1"><text:span text:style-name="T3">transition</text:span>: background-color <text:span text:style-name="T7">0.6s</text:span> <text:span text:style-name="T4">ease</text:span>, transform <text:span text:style-name="T7">0.9s</text:span> <text:span text:style-name="T4">ease</text:span>;</text:p>
      <text:p text:style-name="P1"><text:span text:style-name="T3">opacity</text:span>: <text:span text:style-name="T7">0.6</text:span>;</text:p>
      <text:p text:style-name="P1"><text:span text:style-name="T3">z-index</text:span>: <text:span text:style-name="T7">10</text:span>;</text:p>
      <text:p text:style-name="P1">}</text:p>
      <text:p text:style-name="P4"/>
      <text:p text:style-name="P1"><text:span text:style-name="T11">.corner-button</text:span> <text:span text:style-name="T11">img</text:span> {</text:p>
      <text:p text:style-name="P1"><text:span text:style-name="T3">width</text:span>: <text:span text:style-name="T7">100%</text:span>;</text:p>
      <text:p text:style-name="P1"><text:span text:style-name="T3">height</text:span>: <text:span text:style-name="T7">100%</text:span>;</text:p>
      <text:p text:style-name="P1"><text:span text:style-name="T3">object-fit</text:span>: <text:span text:style-name="T4">cover</text:span>;</text:p>
      <text:p text:style-name="P1"><text:span text:style-name="T3">border-radius</text:span>: <text:span text:style-name="T7">5px</text:span>;</text:p>
      <text:p text:style-name="P1">}</text:p>
      <text:p text:style-name="P4"/>
      <text:p text:style-name="P1"><text:span text:style-name="T11">.corner-button:hover</text:span> {</text:p>
      <text:p text:style-name="P1"><text:span text:style-name="T3">opacity</text:span>: <text:span text:style-name="T7">1</text:span>;</text:p>
      <text:p text:style-name="P1"><text:span text:style-name="T3">transform</text:span>: <text:span text:style-name="T5">scale</text:span>(<text:span text:style-name="T7">1.2</text:span>) <text:span text:style-name="T5">rotate</text:span>(<text:span text:style-name="T7">90deg</text:span>);</text:p>
      <text:p text:style-name="P1"><text:span text:style-name="T3">cursor</text:span>: <text:span text:style-name="T4">pointer</text:span>;</text:p>
      <text:p text:style-name="P1">}</text:p>
      <text:p text:style-name="P4"/>
      <text:p text:style-name="P1"><text:span text:style-name="T11">.top-left</text:span> {</text:p>
      <text:p text:style-name="P1"><text:span text:style-name="T3">position</text:span>: <text:span text:style-name="T4">fixed</text:span>;</text:p>
      <text:p text:style-name="P1"><text:span text:style-name="T3">top</text:span>: <text:span text:style-name="T7">7vw</text:span>;</text:p>
      <text:p text:style-name="P1"><text:soft-page-break/><text:span text:style-name="T3">left</text:span>: <text:span text:style-name="T7">7vw</text:span>;</text:p>
      <text:p text:style-name="P1"><text:span text:style-name="T3">animation</text:span>: slide-in-top-left <text:span text:style-name="T7">2s</text:span> <text:span text:style-name="T4">ease</text:span>;</text:p>
      <text:p text:style-name="P1">}</text:p>
      <text:p text:style-name="P4"/>
      <text:p text:style-name="P1"><text:span text:style-name="T11">.top-right</text:span> {</text:p>
      <text:p text:style-name="P1"><text:span text:style-name="T3">position</text:span>: <text:span text:style-name="T4">fixed</text:span>;</text:p>
      <text:p text:style-name="P1"><text:span text:style-name="T3">top</text:span>: <text:span text:style-name="T7">7vw</text:span>;</text:p>
      <text:p text:style-name="P1"><text:span text:style-name="T3">right</text:span>: <text:span text:style-name="T7">7vw</text:span>;</text:p>
      <text:p text:style-name="P1"><text:span text:style-name="T3">animation</text:span>: slide-in-top-right <text:span text:style-name="T7">2s</text:span> <text:span text:style-name="T4">ease</text:span>;</text:p>
      <text:p text:style-name="P1">}</text:p>
      <text:p text:style-name="P4"/>
      <text:p text:style-name="P1"><text:span text:style-name="T11">.bottom-left</text:span> {</text:p>
      <text:p text:style-name="P1"><text:span text:style-name="T3">position</text:span>: <text:span text:style-name="T4">fixed</text:span>;</text:p>
      <text:p text:style-name="P1"><text:span text:style-name="T3">bottom</text:span>: <text:span text:style-name="T7">7vw</text:span>;</text:p>
      <text:p text:style-name="P1"><text:span text:style-name="T3">left</text:span>: <text:span text:style-name="T7">7vw</text:span>;</text:p>
      <text:p text:style-name="P1"><text:span text:style-name="T3">animation</text:span>: slide-in-bottom-left <text:span text:style-name="T7">2s</text:span> <text:span text:style-name="T4">ease</text:span>;</text:p>
      <text:p text:style-name="P1">}</text:p>
      <text:p text:style-name="P4"/>
      <text:p text:style-name="P1"><text:span text:style-name="T11">.bottom-right</text:span> {</text:p>
      <text:p text:style-name="P1"><text:span text:style-name="T3">position</text:span>: <text:span text:style-name="T4">fixed</text:span>;</text:p>
      <text:p text:style-name="P1"><text:span text:style-name="T3">bottom</text:span>: <text:span text:style-name="T7">7vw</text:span>;</text:p>
      <text:p text:style-name="P1"><text:span text:style-name="T3">right</text:span>: <text:span text:style-name="T7">7vw</text:span>;</text:p>
      <text:p text:style-name="P1"><text:span text:style-name="T3">animation</text:span>: slide-in-bottom-right <text:span text:style-name="T7">2s</text:span> <text:span text:style-name="T4">ease</text:span>;</text:p>
      <text:p text:style-name="P1">}</text:p>
      <text:p text:style-name="P4"/>
      <text:p text:style-name="P2">/* Header fixiert am oberen Rand */</text:p>
      <text:p text:style-name="P1"><text:span text:style-name="T11">h1</text:span> {</text:p>
      <text:p text:style-name="P1"><text:span text:style-name="T3">display</text:span>: <text:span text:style-name="T4">block</text:span>;</text:p>
      <text:p text:style-name="P1"><text:span text:style-name="T3">position</text:span>: <text:span text:style-name="T4">fixed</text:span>;</text:p>
      <text:p text:style-name="P1"><text:span text:style-name="T3">top</text:span>: <text:span text:style-name="T7">27vh</text:span>;</text:p>
      <text:p text:style-name="P1"><text:span text:style-name="T3">width</text:span>: <text:span text:style-name="T7">18vw</text:span>;</text:p>
      <text:p text:style-name="P1"><text:span text:style-name="T3">text-align</text:span>: <text:span text:style-name="T4">left</text:span>;</text:p>
      <text:p text:style-name="P1"><text:span text:style-name="T3">font-size</text:span>: <text:span text:style-name="T7">3vw</text:span>;</text:p>
      <text:p text:style-name="P1"><text:span text:style-name="T3">padding-left</text:span>: <text:span text:style-name="T7">1vw</text:span>;</text:p>
      <text:p text:style-name="P1"><text:span text:style-name="T3">margin-left</text:span>: <text:span text:style-name="T7">3vw</text:span>;</text:p>
      <text:p text:style-name="P1"><text:span text:style-name="T3">z-index</text:span>: <text:span text:style-name="T7">1000</text:span>;</text:p>
      <text:p text:style-name="P1"><text:span text:style-name="T3">color</text:span>: <text:span text:style-name="T5">rgb</text:span>(<text:span text:style-name="T7">0</text:span>, <text:span text:style-name="T7">13</text:span>, <text:span text:style-name="T7">48</text:span>);</text:p>
      <text:p text:style-name="P1"><text:span text:style-name="T3">background</text:span>: <text:span text:style-name="T5">rgba</text:span>(<text:span text:style-name="T7">255</text:span>, <text:span text:style-name="T7">255</text:span>, <text:span text:style-name="T7">255</text:span>, <text:span text:style-name="T7">0.6</text:span>);</text:p>
      <text:p text:style-name="P1"><text:span text:style-name="T3">border-radius</text:span>: <text:span text:style-name="T7">5px</text:span>;</text:p>
      <text:p text:style-name="P1"><text:span text:style-name="T3">box-shadow</text:span>: <text:span text:style-name="T7">1px</text:span> <text:span text:style-name="T7">3px</text:span> <text:span text:style-name="T7">15px</text:span> <text:span text:style-name="T7">-3px</text:span> <text:span text:style-name="T5">rgba</text:span>(<text:span text:style-name="T7">0</text:span>, <text:span text:style-name="T7">0</text:span>, <text:span text:style-name="T7">0</text:span>, <text:span text:style-name="T7">0.5</text:span>);</text:p>
      <text:p text:style-name="P1"><text:span text:style-name="T3">transform</text:span>: <text:span text:style-name="T5">rotate</text:span>(<text:span text:style-name="T7">-9deg</text:span>);</text:p>
      <text:p text:style-name="P1">}</text:p>
      <text:p text:style-name="P4"/>
      <text:p text:style-name="P2">/* Hauptinhalt (main) unterhalb des fixierten Headers */</text:p>
      <text:p text:style-name="P1"><text:span text:style-name="T11">main</text:span> {</text:p>
      <text:p text:style-name="P1"><text:span text:style-name="T3">margin-top</text:span>: <text:span text:style-name="T7">7vw</text:span>;</text:p>
      <text:p text:style-name="P1"><text:span text:style-name="T3">width</text:span>: <text:span text:style-name="T7">100%</text:span>;</text:p>
      <text:p text:style-name="P1"><text:span text:style-name="T3">box-sizing</text:span>: <text:span text:style-name="T4">border-box</text:span>;</text:p>
      <text:p text:style-name="P1">}</text:p>
      <text:p text:style-name="P4"/>
      <text:p text:style-name="P2">/* Lebenslauf-Sektion */</text:p>
      <text:p text:style-name="P1"><text:soft-page-break/><text:span text:style-name="T11">.lebenslauf</text:span> {</text:p>
      <text:p text:style-name="P1"><text:span text:style-name="T3">margin-top</text:span>: <text:span text:style-name="T7">150px</text:span>;</text:p>
      <text:p text:style-name="P1"><text:span text:style-name="T3">max-width</text:span>: <text:span text:style-name="T7">800px</text:span>;</text:p>
      <text:p text:style-name="P1"><text:span text:style-name="T3">width</text:span>: <text:span text:style-name="T7">80%</text:span>;</text:p>
      <text:p text:style-name="P1"><text:span text:style-name="T3">background-color</text:span>: <text:span text:style-name="T5">rgba</text:span>(<text:span text:style-name="T7">0</text:span>, <text:span text:style-name="T7">0</text:span>, <text:span text:style-name="T7">0</text:span>, <text:span text:style-name="T7">0.2</text:span>);</text:p>
      <text:p text:style-name="P1"><text:span text:style-name="T3">padding</text:span>: <text:span text:style-name="T7">2rem</text:span>;</text:p>
      <text:p text:style-name="P1"><text:span text:style-name="T3">box-sizing</text:span>: <text:span text:style-name="T4">border-box</text:span>;</text:p>
      <text:p text:style-name="P1"><text:span text:style-name="T3">margin-left</text:span>: <text:span text:style-name="T4">auto</text:span>;</text:p>
      <text:p text:style-name="P1"><text:span text:style-name="T3">margin-right</text:span>: <text:span text:style-name="T4">auto</text:span>;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gap</text:span>: <text:span text:style-name="T7">2rem</text:span>;</text:p>
      <text:p text:style-name="P1">}</text:p>
      <text:p text:style-name="P4"/>
      <text:p text:style-name="P2">/* Alle Bilder in der Lebenslauf-Sektion mit abgerundeten Ecken */</text:p>
      <text:p text:style-name="P1"><text:span text:style-name="T11">.lebenslauf</text:span> <text:span text:style-name="T11">img</text:span> {</text:p>
      <text:p text:style-name="P1"><text:span text:style-name="T3">border-radius</text:span>: <text:span text:style-name="T7">5px</text:span>;</text:p>
      <text:p text:style-name="P1">}</text:p>
      <text:p text:style-name="P4"/>
      <text:p text:style-name="P2">/* Zentrierte zweite Sektion */</text:p>
      <text:p text:style-name="P1"><text:span text:style-name="T11">.container:nth-of-type</text:span>(<text:span text:style-name="T7">2</text:span>) {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center</text:span>;</text:p>
      <text:p text:style-name="P1"><text:span text:style-name="T3">justify-content</text:span>: <text:span text:style-name="T4">center</text:span>;</text:p>
      <text:p text:style-name="P1"><text:span text:style-name="T3">text-align</text:span>: <text:span text:style-name="T4">center</text:span>;</text:p>
      <text:p text:style-name="P1"><text:span text:style-name="T3">gap</text:span>: <text:span text:style-name="T7">20px</text:span>;</text:p>
      <text:p text:style-name="P1">}</text:p>
      <text:p text:style-name="P4"/>
      <text:p text:style-name="P1"><text:span text:style-name="T11">.container:nth-of-type</text:span>(<text:span text:style-name="T7">2</text:span>) <text:span text:style-name="T11">.presentation</text:span>,</text:p>
      <text:p text:style-name="P1"><text:span text:style-name="T11">.container:nth-of-type</text:span>(<text:span text:style-name="T7">2</text:span>) <text:span text:style-name="T11">.content</text:span> {</text:p>
      <text:p text:style-name="P1"><text:span text:style-name="T3">max-width</text:span>: <text:span text:style-name="T7">50%</text:span>;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align-items</text:span>: <text:span text:style-name="T4">center</text:span>; <text:span text:style-name="T9">/* Horizontale Zentrierung des Inhalts */</text:span></text:p>
      <text:p text:style-name="P1">}</text:p>
      <text:p text:style-name="P4"/>
      <text:p text:style-name="P2">/* Linksbündige Ausrichtung für h4 und p in der zweiten Sektion */</text:p>
      <text:p text:style-name="P1"><text:span text:style-name="T11">.container:nth-of-type</text:span>(<text:span text:style-name="T7">2</text:span>) <text:span text:style-name="T11">.content</text:span> <text:span text:style-name="T11">h4</text:span>,</text:p>
      <text:p text:style-name="P1"><text:span text:style-name="T11">.container:nth-of-type</text:span>(<text:span text:style-name="T7">2</text:span>) <text:span text:style-name="T11">.content</text:span> <text:span text:style-name="T11">p</text:span> {</text:p>
      <text:p text:style-name="P1"><text:span text:style-name="T3">text-align</text:span>: <text:span text:style-name="T4">left</text:span> <text:span text:style-name="T2">!important</text:span>; <text:span text:style-name="T9">/* Erzwingt die linksbündige Ausrichtung */</text:span></text:p>
      <text:p text:style-name="P1"><text:span text:style-name="T3">align-self</text:span>: <text:span text:style-name="T4">flex-start</text:span>; <text:span text:style-name="T9">/* Positioniert diese Elemente links im Container */</text:span></text:p>
      <text:p text:style-name="P1"><text:span text:style-name="T3">width</text:span>: <text:span text:style-name="T7">100%</text:span>; <text:span text:style-name="T9">/* Sorgt dafür, dass der Text den gesamten Bereich nutzt */</text:span></text:p>
      <text:p text:style-name="P1">}</text:p>
      <text:p text:style-name="P4"/>
      <text:p text:style-name="P1"><text:span text:style-name="T11">.container:nth-of-type</text:span>(<text:span text:style-name="T7">2</text:span>) <text:span text:style-name="T11">img</text:span> {</text:p>
      <text:p text:style-name="P1"><text:span text:style-name="T3">display</text:span>: <text:span text:style-name="T4">block</text:span>;</text:p>
      <text:p text:style-name="P1"><text:span text:style-name="T3">margin</text:span>: <text:span text:style-name="T7">0</text:span> <text:span text:style-name="T4">auto</text:span>;</text:p>
      <text:p text:style-name="P1">}</text:p>
      <text:p text:style-name="P4"/>
      <text:p text:style-name="P2">/* Weitere Container für Text und Bild in einer Zeile */</text:p>
      <text:p text:style-name="P1"><text:span text:style-name="T11">.lebenslauf</text:span> <text:span text:style-name="T11">.container:not</text:span>(<text:span text:style-name="T11">:first-of-type</text:span>),</text:p>
      <text:p text:style-name="P1"><text:soft-page-break/><text:span text:style-name="T11">.lebenslauf</text:span> <text:span text:style-name="T11">.half-container</text:span> {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flex-start</text:span>;</text:p>
      <text:p text:style-name="P1"><text:span text:style-name="T3">gap</text:span>: <text:span text:style-name="T7">5%</text:span>;</text:p>
      <text:p text:style-name="P1">}</text:p>
      <text:p text:style-name="P4"/>
      <text:p text:style-name="P1"><text:span text:style-name="T11">.lebenslauf</text:span> <text:span text:style-name="T11">.container:not</text:span>(<text:span text:style-name="T11">:first-of-type</text:span>) <text:span text:style-name="T11">.presentation</text:span> {</text:p>
      <text:p text:style-name="P1"><text:span text:style-name="T3">flex</text:span>: <text:span text:style-name="T7">0</text:span> <text:span text:style-name="T7">0</text:span> <text:span text:style-name="T7">40%</text:span>;</text:p>
      <text:p text:style-name="P1">}</text:p>
      <text:p text:style-name="P4"/>
      <text:p text:style-name="P1"><text:span text:style-name="T11">.lebenslauf</text:span> <text:span text:style-name="T11">.container:not</text:span>(<text:span text:style-name="T11">:first-of-type</text:span>) <text:span text:style-name="T11">.content</text:span> {</text:p>
      <text:p text:style-name="P1"><text:span text:style-name="T3">flex</text:span>: <text:span text:style-name="T7">0</text:span> <text:span text:style-name="T7">0</text:span> <text:span text:style-name="T7">50%</text:span>;</text:p>
      <text:p text:style-name="P1"><text:span text:style-name="T3">box-sizing</text:span>: <text:span text:style-name="T4">border-box</text:span>;</text:p>
      <text:p text:style-name="P1"><text:span text:style-name="T3">text-align</text:span>: <text:span text:style-name="T4">left</text:span>;</text:p>
      <text:p text:style-name="P1"><text:span text:style-name="T3">align-items</text:span>: <text:span text:style-name="T4">center</text:span>;</text:p>
      <text:p text:style-name="P1">}</text:p>
      <text:p text:style-name="P4"/>
      <text:p text:style-name="P2">/* Bild und Textbereich für andere Container */</text:p>
      <text:p text:style-name="P1"><text:span text:style-name="T11">.lebenslauf</text:span> <text:span text:style-name="T11">.presentation</text:span> <text:span text:style-name="T11">img</text:span> {</text:p>
      <text:p text:style-name="P1"><text:span text:style-name="T3">width</text:span>: <text:span text:style-name="T7">100%</text:span>;</text:p>
      <text:p text:style-name="P1"><text:span text:style-name="T3">height</text:span>: <text:span text:style-name="T4">auto</text:span>;</text:p>
      <text:p text:style-name="P1"><text:span text:style-name="T3">box-sizing</text:span>: <text:span text:style-name="T4">border-box</text:span>;</text:p>
      <text:p text:style-name="P1">}</text:p>
      <text:p text:style-name="P4"/>
      <text:p text:style-name="P2">/* Schriftgrößen in .content */</text:p>
      <text:p text:style-name="P1"><text:span text:style-name="T11">.lebenslauf</text:span> <text:span text:style-name="T11">.content</text:span> <text:span text:style-name="T11">h3</text:span> {</text:p>
      <text:p text:style-name="P1"><text:span text:style-name="T3">font-size</text:span>: <text:span text:style-name="T7">1.8rem</text:span>;</text:p>
      <text:p text:style-name="P1"><text:span text:style-name="T3">margin-bottom</text:span>: <text:span text:style-name="T7">0.5rem</text:span>;</text:p>
      <text:p text:style-name="P1">}</text:p>
      <text:p text:style-name="P4"/>
      <text:p text:style-name="P1"><text:span text:style-name="T11">.lebenslauf</text:span> <text:span text:style-name="T11">.content</text:span> <text:span text:style-name="T11">h4</text:span> {</text:p>
      <text:p text:style-name="P1"><text:span text:style-name="T3">font-size</text:span>: <text:span text:style-name="T7">1.5rem</text:span>;</text:p>
      <text:p text:style-name="P1"><text:span text:style-name="T3">margin-bottom</text:span>: <text:span text:style-name="T7">0.3rem</text:span>;</text:p>
      <text:p text:style-name="P1">}</text:p>
      <text:p text:style-name="P4"/>
      <text:p text:style-name="P1"><text:span text:style-name="T11">.lebenslauf</text:span> <text:span text:style-name="T11">.content</text:span> <text:span text:style-name="T11">p</text:span> {</text:p>
      <text:p text:style-name="P1"><text:span text:style-name="T3">font-size</text:span>: <text:span text:style-name="T7">1rem</text:span>;</text:p>
      <text:p text:style-name="P1"><text:span text:style-name="T3">line-height</text:span>: <text:span text:style-name="T7">1.6</text:span>;</text:p>
      <text:p text:style-name="P1"><text:span text:style-name="T3">margin-bottom</text:span>: <text:span text:style-name="T7">1rem</text:span>;</text:p>
      <text:p text:style-name="P1">}</text:p>
      <text:p text:style-name="P4"/>
      <text:p text:style-name="P1"><text:span text:style-name="T11">.presentation-selbstportrait</text:span> {</text:p>
      <text:p text:style-name="P1"><text:span text:style-name="T3">margin-bottom</text:span>: <text:span text:style-name="T7">1vh</text:span>;</text:p>
      <text:p text:style-name="P1">}</text:p>
      <text:p text:style-name="P4"/>
      <text:p text:style-name="P2">/* Transparenzanpassung für das obere rechte Bild */</text:p>
      <text:p text:style-name="P1"><text:span text:style-name="T11">.ueber-page</text:span> <text:span text:style-name="T11">.corner-button.top-right</text:span> <text:span text:style-name="T11">img</text:span> {</text:p>
      <text:p text:style-name="P1"><text:span text:style-name="T3">opacity</text:span>: <text:span text:style-name="T7">0.3</text:span>;</text:p>
      <text:p text:style-name="P1">}</text:p>
      <text:p text:style-name="P4"/>
      <text:p text:style-name="P2">/* Keyframes für Slide-In-Effekte */</text:p>
      <text:p text:style-name="P1"><text:soft-page-break/><text:span text:style-name="T8">@keyframes</text:span> <text:span text:style-name="T3">slide-in-top-left</text:span> {</text:p>
      <text:p text:style-name="P1">0% {</text:p>
      <text:p text:style-name="P1"><text:span text:style-name="T3">transform</text:span>: <text:span text:style-name="T5">rotate</text:span>(<text:span text:style-name="T7">-90deg</text:span>) <text:span text:style-name="T5">translateX</text:span>(<text:span text:style-name="T7">100%</text:span>);</text:p>
      <text:p text:style-name="P1">}</text:p>
      <text:p text:style-name="P1">100% {</text:p>
      <text:p text:style-name="P1"><text:span text:style-name="T3">transform</text:span>: <text:span text:style-name="T5">translateX</text:span>(<text:span text:style-name="T7">0</text:span>);</text:p>
      <text:p text:style-name="P1">}</text:p>
      <text:p text:style-name="P1">}</text:p>
      <text:p text:style-name="P4"/>
      <text:p text:style-name="P1"><text:span text:style-name="T8">@keyframes</text:span> <text:span text:style-name="T3">slide-in-top-right</text:span> {</text:p>
      <text:p text:style-name="P1">0% {</text:p>
      <text:p text:style-name="P1"><text:span text:style-name="T3">transform</text:span>: <text:span text:style-name="T5">rotate</text:span>(<text:span text:style-name="T7">90deg</text:span>) <text:span text:style-name="T5">translateX</text:span>(<text:span text:style-name="T7">-100%</text:span>);</text:p>
      <text:p text:style-name="P1">}</text:p>
      <text:p text:style-name="P1">100% {</text:p>
      <text:p text:style-name="P1"><text:span text:style-name="T3">transform</text:span>: <text:span text:style-name="T5">translateX</text:span>(<text:span text:style-name="T7">0</text:span>);</text:p>
      <text:p text:style-name="P1">}</text:p>
      <text:p text:style-name="P1">}</text:p>
      <text:p text:style-name="P4"/>
      <text:p text:style-name="P1"><text:span text:style-name="T8">@keyframes</text:span> <text:span text:style-name="T3">slide-in-bottom-left</text:span> {</text:p>
      <text:p text:style-name="P1">0% {</text:p>
      <text:p text:style-name="P1"><text:span text:style-name="T3">transform</text:span>: <text:span text:style-name="T5">rotate</text:span>(<text:span text:style-name="T7">90deg</text:span>) <text:span text:style-name="T5">translateX</text:span>(<text:span text:style-name="T7">100%</text:span>);</text:p>
      <text:p text:style-name="P1">}</text:p>
      <text:p text:style-name="P1">100% {</text:p>
      <text:p text:style-name="P1"><text:span text:style-name="T3">transform</text:span>: <text:span text:style-name="T5">translateX</text:span>(<text:span text:style-name="T7">0</text:span>);</text:p>
      <text:p text:style-name="P1">}</text:p>
      <text:p text:style-name="P1">}</text:p>
      <text:p text:style-name="P4"/>
      <text:p text:style-name="P1"><text:span text:style-name="T8">@keyframes</text:span> <text:span text:style-name="T3">slide-in-bottom-right</text:span> {</text:p>
      <text:p text:style-name="P1">0% {</text:p>
      <text:p text:style-name="P1"><text:span text:style-name="T3">transform</text:span>: <text:span text:style-name="T5">rotate</text:span>(<text:span text:style-name="T7">-90deg</text:span>) <text:span text:style-name="T5">translateX</text:span>(<text:span text:style-name="T7">-100%</text:span>);</text:p>
      <text:p text:style-name="P1">}</text:p>
      <text:p text:style-name="P1">100% {</text:p>
      <text:p text:style-name="P1"><text:span text:style-name="T3">transform</text:span>: <text:span text:style-name="T5">translateX</text:span>(<text:span text:style-name="T7">0</text:span>);</text:p>
      <text:p text:style-name="P1">}</text:p>
      <text:p text:style-name="P1">}</text:p>
      <text:p text:style-name="P2">/* Unsichtbar und leicht nach unten verschoben */</text:p>
      <text:p text:style-name="P1"><text:span text:style-name="T11">.fade-in</text:span> {</text:p>
      <text:p text:style-name="P1"><text:span text:style-name="T3">opacity</text:span>: <text:span text:style-name="T7">0</text:span>;</text:p>
      <text:p text:style-name="P1"><text:span text:style-name="T3">transform</text:span>: <text:span text:style-name="T5">translateY</text:span>(<text:span text:style-name="T7">25px</text:span>);</text:p>
      <text:p text:style-name="P1"><text:span text:style-name="T3">transition</text:span>: opacity <text:span text:style-name="T7">1.5s</text:span> <text:span text:style-name="T4">ease</text:span>, transform <text:span text:style-name="T7">1.5s</text:span> <text:span text:style-name="T4">ease</text:span>;</text:p>
      <text:p text:style-name="P1">}</text:p>
      <text:p text:style-name="P4"/>
      <text:p text:style-name="P2">/* Sichtbar und in der endgültigen Position */</text:p>
      <text:p text:style-name="P1"><text:span text:style-name="T11">.fade-in.visible</text:span> {</text:p>
      <text:p text:style-name="P1"><text:span text:style-name="T3">opacity</text:span>: <text:span text:style-name="T7">1</text:span>;</text:p>
      <text:p text:style-name="P1"><text:span text:style-name="T3">transform</text:span>: <text:span text:style-name="T5">translateY</text:span>(<text:span text:style-name="T7">0</text:span>)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59:37.359131845</meta:creation-date>
    <dc:date>2024-11-04T13:00:15.369368204</dc:date>
    <meta:editing-duration>PT38S</meta:editing-duration>
    <meta:editing-cycles>1</meta:editing-cycles>
    <meta:document-statistic meta:table-count="0" meta:image-count="0" meta:object-count="0" meta:page-count="8" meta:paragraph-count="361" meta:word-count="963" meta:character-count="7770" meta:non-whitespace-character-count="7176"/>
    <meta:generator>LibreOffice/7.3.7.2$Linux_X86_64 LibreOffice_project/30$Build-2</meta:generator>
  </office:meta>
</office:document-meta>
</file>